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53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QUESTIONS </text:p>
          </table:table-cell>
          <table:table-cell office:value-type="string" calcext:value-type="string">
            <text:p>PROJECT 1</text:p>
          </table:table-cell>
          <table:table-cell office:value-type="string" calcext:value-type="string">
            <text:p>PROJECT 2</text:p>
          </table:table-cell>
          <table:table-cell office:value-type="string" calcext:value-type="string">
            <text:p>PROJECT 3</text:p>
          </table:table-cell>
        </table:table-row>
        <table:table-row table:style-name="ro1">
          <table:table-cell office:value-type="string" calcext:value-type="string">
            <text:p>CHALLEN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AK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JO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E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LI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WOULD YOU DO DIFFERENTL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08:49:58.027301864</meta:creation-date>
    <dc:date>2018-08-11T08:51:33.944450603</dc:date>
    <meta:editing-duration>PT1M36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